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Object 2/manifest.rdf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spreadsheet" manifest:version="1.2" manifest:full-path="Object 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styles.xml"/>
  <manifest:file-entry manifest:media-type="text/xml" manifest:full-path="Object 1/content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master-page-name="">
      <style:paragraph-properties fo:margin-left="0cm" fo:margin-right="0.044cm" fo:text-indent="0cm" style:auto-text-indent="false" style:page-number="auto"/>
    </style:style>
    <style:style style:name="P3" style:family="paragraph" style:parent-style-name="Standard" style:master-page-name="">
      <style:paragraph-properties fo:margin-left="0cm" fo:margin-right="-0.198cm" fo:text-indent="0cm" style:auto-text-indent="false" style:page-number="auto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isi Biblioteca</text:p>
      <text:p text:style-name="Standard"/>
      <text:p text:style-name="Standard">Come primo approccio per capire e individuare le problematiche dell'ambiente biblioteca, opterei per dei colloqui diretti con dipendenti e con il direttore e successivamente farei un focus Group con i soli dipendenti.</text:p>
      <text:p text:style-name="Standard">Le motivazioni che mi hanno portato a scegliere i colloqui rispetto al questionario sono il basso numero di lavoratori (10), e il fatto che per questo tipo di analisi credo ci sia bisogno di risposte aperte ed articolate, che potrebbero portare l'analista a cambiare in corso d'opera le sue valutazioni.</text:p>
      <text:p text:style-name="Standard">Per il focus group invece ho deciso di escludere il direttore perchè spesso i lavoratori tendono ad avere soggezione del loro responsabile e quindi temo potrebbero limitare le proprie opinioni.</text:p>
      <text:p text:style-name="Standard"/>
      <text:p text:style-name="Standard"><text:s/>Per un'ipotetica intervista ai dipendenti chiederei:</text:p>
      <text:p text:style-name="Standard"/>
      <text:list xml:id="list4217983147374526055" text:style-name="L1">
        <text:list-item>
          <text:p text:style-name="P4">secondo te quali sono i punti di forza della vostra biblioteca?</text:p>
        </text:list-item>
        <text:list-item>
          <text:p text:style-name="P4">I punti deboli?</text:p>
        </text:list-item>
        <text:list-item>
          <text:p text:style-name="P4">quant'è il livello di soddisfazione dei clienti da 1 a 10?</text:p>
        </text:list-item>
        <text:list-item>
          <text:p text:style-name="P4">i clienti nuovi che arrivano da voi come vi scoprono?</text:p>
        </text:list-item>
        <text:list-item>
          <text:p text:style-name="P4">Dimmi 3 cose che cambieresti nel tuo posto di lavoro</text:p>
        </text:list-item>
        <text:list-item>
          <text:p text:style-name="P4">lavoreresti mai per una libreria concorrente? E se si quale e per quale motivo?</text:p>
        </text:list-item>
      </text:list>
      <text:p text:style-name="Standard"/>
      <text:p text:style-name="Standard"><text:s/>Per un'ipotetica intervista al Direttore chiederei:</text:p>
      <text:list xml:id="list620022216190821667" text:style-name="L2">
        <text:list-item>
          <text:p text:style-name="P5">quali solo gli obbiettivi che la biblioteca vuole raggiungere quest'anno e nei successivi tre anni?</text:p>
        </text:list-item>
        <text:list-item>
          <text:p text:style-name="P5">Quel'è la fase lavorativa che ha maggiormente bisogno di essere migliorata?</text:p>
        </text:list-item>
        <text:list-item>
          <text:p text:style-name="P5">Com'è il rapporto tra i dipendenti?</text:p>
        </text:list-item>
        <text:list-item>
          <text:p text:style-name="P5">Qual'è il gradi di soddisfazione dei clienti da 1 a 10?</text:p>
        </text:list-item>
        <text:list-item>
          <text:p text:style-name="P5">cosa chiedi alla mia analisi e quindi dove vorresti migliorare?</text:p>
        </text:list-item>
      </text:list>
      <text:p text:style-name="Standard"/>
      <text:p text:style-name="Standard">Il focus group lo gestirei in maniera molto informale, chiedendo semplicemente secondo ognuno quali possono essere i problemi della biblioteca e partendo dalle risposte cercherei di intavolare una discussione tra colleghi facendo solo da mediatore.</text:p>
      <text:p text:style-name="Standard"/>
      <text:p text:style-name="Standard">Ipotizzando di dover catalogare ed organizzare da zero ogni libro presente nella biblioteca inizierei creando una tabella excel (vedi foglio excel) con i seguenti attributi:</text:p>
      <text:p text:style-name="Standard">Titolo,Autore,Casa Editrice,Genere,Locazione,Disponibilità e Data di Ritorno</text:p>
      <text:p text:style-name="Standard">In questa tabella utilizzerei come chiave primaria la colonna Locazione andando a creare un codice univoco per ogni libro che mi permette di localizzarlo all'interno della biblioteca.</text:p>
      <text:p text:style-name="Standard">Nel caso capitassero due libri identici la colonna Locazione renderebbe unico il record perche non ci possono essere due libri all'interno di un solo spazio.</text:p>
      <text:p text:style-name="Standard">Nel caso pratico pensavo di creare un codice che contenesse le informazioni chiave per poter trovare il libro all'interno della biblioteca.</text:p>
      <text:p text:style-name="Standard">In base a quello che conosco le caratteristiche sono:</text:p>
      <text:p text:style-name="Standard">-il piano ( primo o secondo)</text:p>
      <text:p text:style-name="Standard">-lo scaffale</text:p>
      <text:p text:style-name="Standard">-il numero di mensole dello scaffale</text:p>
      <text:p text:style-name="Standard">-la posizione all'interno della mensola</text:p>
      <text:p text:style-name="Standard"/>
      <text:p text:style-name="Standard">un esempio verosimile potrebbe essere: <text:span text:style-name="T1">P1SC06M4POS12</text:span></text:p>
      <text:p text:style-name="P6"/>
      <text:p text:style-name="P1">Data la situazione di partenza della biblioteca (descritta nella consegna), il primo problema che mi è venuto in mente è: in caso di una qualsiasi operazione sbagliata (es. riporre un libro malamente) come posso risalire all'autore dell'errore per porvi rimedio?</text:p>
      <text:p text:style-name="P1"/>
      <text:p text:style-name="P1"><text:soft-page-break/>Per risolvere questa eventualità ho pensato di associare a ogni dipendente un codice interno e dotarli di un badge che li identifichi. Oltre a questo pensavo di installare un software o un hardware se necessario che sblocchi i terminali di ricerca della biblioteca solo con l'identificazione del dipendente tramite riconoscimento del badge. </text:p>
      <text:p text:style-name="P6"/>
      <text:p text:style-name="Standard">Per rispondere alle esigenze dei clienti ho pensato di strutturare una tabella excel con <text:s/>i seguenti attributi:</text:p>
      <text:p text:style-name="Standard"><draw:frame draw:style-name="fr1" draw:name="Object1" text:anchor-type="paragraph" svg:x="0.016cm" svg:y="0.344cm" svg:width="16.616cm" svg:height="0.4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VEDI FILE EXCEL</text:p>
      <text:p text:style-name="Standard"><text:s/></text:p>
      <text:p text:style-name="Standard">La tabella o Entità l'ho chiamata Biblioteca e quelli sopra elencati sono i suoi attributi.</text:p>
      <text:p text:style-name="P3">La chiave primaria di questa tabella è l'attributo locazione poiché rende univoco ogni mio record in quanto non ci posso essere due libri all'interno di un'unica posizione.</text:p>
      <text:p text:style-name="Standard">In questo modo è possibile fare una ricerca per Titolo,Autore e Genere.</text:p>
      <text:p text:style-name="P2">Da questa tabella possono nascere tabelle relazionali con i dati relativi all'autore (data di nascita,morte,opere e tutto <text:s/>io che si vuole). Tenendo la presente tabella in primo piano e pensando alla relazione con la tabella autori, avremo una corrispondenza di M a 1 perché anche se sappiamo che non possiamo avere piu copie dello stesso libro nessuno ci vieta di avere piu libri dello stesso autore, ma i dati relativi a esso saranno descritti una volta soltanto.</text:p>
      <text:p text:style-name="Standard"/>
      <text:p text:style-name="Standard">Per la parte relativa alle richieste dei dipendenti e del direttore, penso di aver gia risposto al punto 7 e 8 con la mia proposta di badge, al punto 9 inserendo la colonna Locazione nella tabella Biblioteca,mentre per il punto 10 ho creato una tabella clienti registrandoli per nome e cognome e associando un codice identificativo piu altre informazioni.</text:p>
      <text:p text:style-name="Standard"><draw:frame draw:style-name="fr1" draw:name="Object2" text:anchor-type="paragraph" svg:x="-0.097cm" svg:y="0.453cm" svg:width="17.161cm" svg:height="0.42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03cm" fo:margin-right="2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 Beppe</meta:initial-creator>
    <meta:creation-date>2023-02-14T19:15:37</meta:creation-date>
    <dc:date>2023-02-17T19:53:54</dc:date>
    <dc:creator>Mac Beppe</dc:creator>
    <meta:editing-duration>PT2H24M26S</meta:editing-duration>
    <meta:editing-cycles>4</meta:editing-cycles>
    <meta:generator>OpenOffice/4.1.13$Unix OpenOffice.org_project/4113m1$Build-9810</meta:generator>
    <meta:document-statistic meta:table-count="0" meta:image-count="0" meta:object-count="2" meta:page-count="2" meta:paragraph-count="39" meta:word-count="724" meta:character-count="45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61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129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IBLIOTECA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>
            <text:p>TITOLO</text:p>
          </table:table-cell>
          <table:table-cell office:value-type="string">
            <text:p>AUTORE</text:p>
          </table:table-cell>
          <table:table-cell office:value-type="string">
            <text:p>CASA EDITRICE </text:p>
          </table:table-cell>
          <table:table-cell office:value-type="string">
            <text:p>GENERE</text:p>
          </table:table-cell>
          <table:table-cell office:value-type="string">
            <text:p>NUMERO PAGINE</text:p>
          </table:table-cell>
          <table:table-cell office:value-type="string">
            <text:p>LOCAZIONE</text:p>
          </table:table-cell>
          <table:table-cell office:value-type="string">
            <text:p>DISPONIBILità</text:p>
          </table:table-cell>
          <table:table-cell office:value-type="string">
            <text:p>DATA DI RITORNO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5">15/02/2023</text:date>, <text:time>20.50.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3.955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5.353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LIENTI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NOME</text:p>
          </table:table-cell>
          <table:table-cell office:value-type="string">
            <text:p>COGNOME</text:p>
          </table:table-cell>
          <table:table-cell office:value-type="string">
            <text:p>CODICE CLIENTE</text:p>
          </table:table-cell>
          <table:table-cell office:value-type="string">
            <text:p>LIBRI DA RERSTITUIRE</text:p>
          </table:table-cell>
          <table:table-cell office:value-type="string">
            <text:p>LIBRI NON RESTITUITI</text:p>
          </table:table-cell>
          <table:table-cell office:value-type="string">
            <text:p>GIORNI DI RITARDO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7">17/02/2023</text:date>, <text:time>19.53.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